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957cm"/>
    </style:style>
    <style:style style:name="pr4" style:family="presentation" style:parent-style-name="Default-outline1">
      <style:graphic-properties fo:min-height="15.217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1pt"/>
    </style:style>
    <style:style style:name="P3" style:family="paragraph">
      <style:paragraph-properties fo:margin-top="0cm" fo:margin-bottom="0.102cm"/>
      <style:text-properties fo:font-size="11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penParEM3D</text:span></text:p>
            <text:p><text:span text:style-name="T2">Installation Notes</text:span></text:p>
          </draw:text-box>
        </draw:frame>
        <draw:frame draw:style-name="gr1" draw:text-style-name="P1" draw:layer="layout" svg:width="1.395cm" svg:height="0.725cm" svg:x="26.037cm" svg:y="20.275cm">
          <draw:text-box>
            <text:p><text:span text:style-name="T3">v.1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 presentation:placeholder="true">
          <draw:text-box/>
        </draw:frame>
        <draw:frame presentation:style-name="pr4" draw:text-style-name="P2" draw:layer="layout" svg:width="25.199cm" svg:height="15.217cm" svg:x="1.4cm" svg:y="3.556cm" presentation:class="outline" presentation:user-transformed="true">
          <draw:text-box>
            <text:p text:style-name="P2">--------------------------------------------------------------------------</text:p>
            <text:p text:style-name="P3">It looks like orte_init failed for some reason; your parallel process is</text:p>
            <text:p text:style-name="P3">likely to abort. <text:s/>There are many reasons that a parallel process can</text:p>
            <text:p text:style-name="P3">fail during orte_init; some of which are due to configuration or</text:p>
            <text:p text:style-name="P3">environment problems. <text:s/>This failure appears to be an internal failure;</text:p>
            <text:p text:style-name="P3">here's some additional information (which may only be relevant to an</text:p>
            <text:p text:style-name="P3">Open MPI developer):</text:p>
            <text:p text:style-name="P3"/>
            <text:p text:style-name="P3"><text:s text:c="2"/>getting local rank failed</text:p>
            <text:p text:style-name="P3"><text:s text:c="2"/>--&gt; Returned value No permission (-17) instead of ORTE_SUCCESS</text:p>
            <text:p text:style-name="P3">--------------------------------------------------------------------------</text:p>
            <text:p text:style-name="P3"/>
            <text:p text:style-name="P3"><text:a xlink:href="https://www.open-mpi.org/">https://www.open-mpi.org</text:a></text:p>
            <text:p text:style-name="P3">Download</text:p>
            <text:p text:style-name="P3">click openmpi-4.1.4.tar.gz</text:p>
            <text:p text:style-name="P3">$ ./configure</text:p>
            <text:p text:style-name="P3">$ make all</text:p>
            <text:p text:style-name="P3">$ make install</text:p>
            <text:p text:style-name="P3"/>
            <text:p text:style-name="P3">Recompile hypre, PETSc, SLEPc, metis, MFE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04" draw:display-name="Transparency 104" draw:style="linear" draw:start="10%" draw:end="5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ffffcc" draw:fill-color="#999966" draw:opacity="100%" draw:opacity-name="Transparency_20_104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gr5" style:family="graphic" style:parent-style-name="standard">
      <style:graphic-properties draw:fill-color="#999966" draw:opacity="100%" draw:opacity-name="Transparency_20_104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rect draw:style-name="Mgr5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19DT2H57M37S</meta:editing-duration>
    <meta:editing-cycles>143</meta:editing-cycles>
    <dc:date>2022-11-12T15:54:00</dc:date>
    <dc:creator>Brian Young</dc:creator>
    <meta:generator>OpenOffice/4.1.11$Unix OpenOffice.org_project/4112m1$Build-9809</meta:generator>
    <meta:document-statistic meta:object-count="54"/>
  </office:meta>
</office:document-meta>
</file>